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officeooo:rsid="0013efa5" officeooo:paragraph-rsid="0013efa5" style:font-weight-asian="bold" style:font-weight-complex="bold"/>
    </style:style>
    <style:style style:name="P3" style:family="paragraph" style:parent-style-name="Text_20_body">
      <style:text-properties fo:font-weight="bold" officeooo:rsid="0013efa5" officeooo:paragraph-rsid="0016acdf" style:font-weight-asian="bold" style:font-weight-complex="bold"/>
    </style:style>
    <style:style style:name="P4" style:family="paragraph" style:parent-style-name="Text_20_body">
      <style:text-properties fo:font-weight="bold" officeooo:rsid="0016acdf" officeooo:paragraph-rsid="00186274" style:font-weight-asian="bold" style:font-weight-complex="bold"/>
    </style:style>
    <style:style style:name="P5" style:family="paragraph" style:parent-style-name="Text_20_body">
      <style:text-properties officeooo:paragraph-rsid="0013efa5"/>
    </style:style>
    <style:style style:name="P6" style:family="paragraph" style:parent-style-name="Text_20_body">
      <style:text-properties officeooo:rsid="0016acdf" officeooo:paragraph-rsid="0016acdf"/>
    </style:style>
    <style:style style:name="P7" style:family="paragraph" style:parent-style-name="Text_20_body">
      <style:text-properties officeooo:rsid="0016acdf" officeooo:paragraph-rsid="00186274"/>
    </style:style>
    <style:style style:name="P8" style:family="paragraph" style:parent-style-name="Text_20_body">
      <style:text-properties officeooo:paragraph-rsid="00186274"/>
    </style:style>
    <style:style style:name="P9" style:family="paragraph" style:parent-style-name="Text_20_body">
      <style:text-properties officeooo:paragraph-rsid="00207aa8"/>
    </style:style>
    <style:style style:name="P10" style:family="paragraph" style:parent-style-name="Text_20_body">
      <style:text-properties fo:font-weight="bold" officeooo:rsid="0013efa5" officeooo:paragraph-rsid="00236ff1" style:font-weight-asian="bold" style:font-weight-complex="bold"/>
    </style:style>
    <style:style style:name="P11" style:family="paragraph" style:parent-style-name="Text_20_body">
      <style:text-properties fo:font-weight="bold" officeooo:rsid="0013efa5" officeooo:paragraph-rsid="00237472" style:font-weight-asian="bold" style:font-weight-complex="bold"/>
    </style:style>
    <style:style style:name="P12" style:family="paragraph" style:parent-style-name="Text_20_body">
      <style:text-properties fo:font-weight="normal" style:font-weight-asian="normal" style:font-weight-complex="normal"/>
    </style:style>
    <style:style style:name="P13" style:family="paragraph" style:parent-style-name="Text_20_body">
      <style:text-properties fo:font-weight="normal" officeooo:rsid="00215aad" officeooo:paragraph-rsid="00215aad" style:font-weight-asian="normal" style:font-weight-complex="normal"/>
    </style:style>
    <style:style style:name="T1" style:family="text">
      <style:text-properties officeooo:rsid="00113ee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3ee8" style:font-weight-asian="normal" style:font-weight-complex="normal"/>
    </style:style>
    <style:style style:name="T4" style:family="text">
      <style:text-properties fo:font-weight="normal" officeooo:rsid="001baa54" style:font-weight-asian="normal" style:font-weight-complex="normal"/>
    </style:style>
    <style:style style:name="T5" style:family="text">
      <style:text-properties fo:font-weight="normal" officeooo:rsid="001ed74b" style:font-weight-asian="normal" style:font-weight-complex="normal"/>
    </style:style>
    <style:style style:name="T6" style:family="text">
      <style:text-properties fo:font-weight="normal" officeooo:rsid="00158a5b" style:font-weight-asian="normal" style:font-weight-complex="normal"/>
    </style:style>
    <style:style style:name="T7" style:family="text">
      <style:text-properties fo:font-weight="normal" officeooo:rsid="0016acdf" style:font-weight-asian="normal" style:font-weight-complex="normal"/>
    </style:style>
    <style:style style:name="T8" style:family="text">
      <style:text-properties fo:font-weight="normal" officeooo:rsid="0018e6ce" style:font-weight-asian="normal" style:font-weight-complex="normal"/>
    </style:style>
    <style:style style:name="T9" style:family="text">
      <style:text-properties fo:font-weight="normal" officeooo:rsid="0022a54e" style:font-weight-asian="normal" style:font-weight-complex="normal"/>
    </style:style>
    <style:style style:name="T10" style:family="text">
      <style:text-properties fo:font-weight="normal" officeooo:rsid="00191aba" style:font-weight-asian="normal" style:font-weight-complex="normal"/>
    </style:style>
    <style:style style:name="T11" style:family="text">
      <style:text-properties fo:font-weight="normal" officeooo:rsid="001a3e51" style:font-weight-asian="normal" style:font-weight-complex="normal"/>
    </style:style>
    <style:style style:name="T12" style:family="text">
      <style:text-properties fo:font-weight="normal" officeooo:rsid="001bd437" style:font-weight-asian="normal" style:font-weight-complex="normal"/>
    </style:style>
    <style:style style:name="T13" style:family="text">
      <style:text-properties fo:font-weight="normal" officeooo:rsid="001d728d" style:font-weight-asian="normal" style:font-weight-complex="normal"/>
    </style:style>
    <style:style style:name="T14" style:family="text">
      <style:text-properties fo:font-weight="normal" officeooo:rsid="00207aa8" style:font-weight-asian="normal" style:font-weight-complex="normal"/>
    </style:style>
    <style:style style:name="T15" style:family="text">
      <style:text-properties fo:font-weight="normal" officeooo:rsid="00236ff1" style:font-weight-asian="normal" style:font-weight-complex="normal"/>
    </style:style>
    <style:style style:name="T16" style:family="text">
      <style:text-properties fo:font-weight="normal" officeooo:rsid="00237472" style:font-weight-asian="normal" style:font-weight-complex="normal"/>
    </style:style>
    <style:style style:name="T17" style:family="text">
      <style:text-properties fo:font-weight="normal" officeooo:rsid="002387e4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cfce7"/>
    </style:style>
    <style:style style:name="T20" style:family="text">
      <style:text-properties officeooo:rsid="0013efa5"/>
    </style:style>
    <style:style style:name="T21" style:family="text">
      <style:text-properties officeooo:rsid="001e3f82"/>
    </style:style>
    <style:style style:name="T22" style:family="text">
      <style:text-properties officeooo:rsid="001d72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rzypadki użycia – Use Case</text:p>
      <text:p text:style-name="P12"/>
      <text:p text:style-name="P1">SU Nr. 1 – Logowanie <text:span text:style-name="T1">użytkownika</text:span> gry</text:p>
      <text:p text:style-name="Text_20_body"><text:span text:style-name="Strong_20_Emphasis">Legenda</text:span><text:line-break/>U — Użytkownik<text:line-break/>S — system</text:p>
      <text:p text:style-name="P9"><text:span text:style-name="Strong_20_Emphasis">Scenariusz:</text:span><text:line-break/>1. U <text:span text:style-name="T22">Inicjuje wpisanie adresu</text:span> <text:span text:style-name="T1">strony <text:s/></text:span><text:a xlink:type="simple" xlink:href="https://pl3.darkorbit.com/" text:style-name="Internet_20_link" text:visited-style-name="Visited_20_Internet_20_Link"><text:span text:style-name="T1">https://pl3.darkorbit.com/</text:span></text:a><text:span text:style-name="T1">;</text:span><text:line-break/>2. S wyświetla <text:span text:style-name="T1">stronę główną gry;</text:span><text:line-break/>3. U <text:span text:style-name="T22">Inicjuje wprowadzenie danych logowania: Login oraz Hasło;</text:span><text:line-break/>4. S wyświetla <text:span text:style-name="T1">stronę główną gry z menu gracza;</text:span><text:line-break/><text:span text:style-name="Strong_20_Emphasis">Alternatywne warianty</text:span><text:line-break/><text:span text:style-name="T20">3a</text:span>. <text:span text:style-name="T1">System wyświetla komunikat „Podano złe dane Login lub Hasło”</text:span>. System wydaje błąd. <text:span text:style-name="T12">Przejście</text:span><text:span text:style-name="T10"> do punktu </text:span><text:span text:style-name="T14">2</text:span>.<text:line-break/><text:span text:style-name="T20">3b. System wyświetla komunikat „Nie ma takiego użytkownika. Zarejestruj się”. System wydaje błąd. </text:span><text:span text:style-name="T15">Koniec scenariusza</text:span><text:span text:style-name="T14">.</text:span><text:line-break/><text:span text:style-name="Strong_20_Emphasis">Parametry</text:span><text:line-break/><text:span text:style-name="T20">Brak</text:span></text:p>
      <text:p text:style-name="Text_20_body"><text:s/></text:p>
      <text:p text:style-name="P3">SU Nr. 2 – Stworzenie lub zmiana <text:span text:style-name="T19">profilu</text:span> <text:span text:style-name="T21">pilota</text:span> (<text:span text:style-name="T21">gracza</text:span>)</text:p>
      <text:p text:style-name="P5"><text:span text:style-name="Strong_20_Emphasis">Legenda</text:span><text:line-break/>U — Użytkownik<text:line-break/>S — system</text:p>
      <text:p text:style-name="P10"><text:span text:style-name="Strong_20_Emphasis">Scenariusz:</text:span><text:line-break/><text:span text:style-name="T2">1. U </text:span><text:span text:style-name="T13">Inicjuje wpisanie adresu</text:span><text:span text:style-name="T3"> strony <text:s/></text:span><text:a xlink:type="simple" xlink:href="https://pl3.darkorbit.com/" text:style-name="Internet_20_link" text:visited-style-name="Visited_20_Internet_20_Link"><text:span text:style-name="T3">https://pl3.darkorbit.com/</text:span></text:a><text:span text:style-name="T3">;</text:span><text:span text:style-name="T2"><text:line-break/>2. S wyświetla </text:span><text:span text:style-name="T3">stronę główną gry;</text:span><text:span text:style-name="T2"><text:line-break/>3. U </text:span><text:span text:style-name="T13">Inicjuje wprowadzenie danych: Login oraz Hasło;</text:span><text:span text:style-name="T2"><text:line-break/>4. S wyświetla </text:span><text:span text:style-name="T3">stronę </text:span><text:span text:style-name="T13">gry </text:span><text:span text:style-name="T3">z </text:span><text:span text:style-name="T16">menu </text:span><text:span text:style-name="T3">gracza;</text:span><text:span text:style-name="T2"><text:line-break/>5. U </text:span><text:span text:style-name="T11">Inicjuje</text:span><text:span text:style-name="T2"> </text:span><text:span text:style-name="T13">wczytanie</text:span><text:span text:style-name="T2"> </text:span><text:span text:style-name="T15">zakładki </text:span><text:span text:style-name="T2">„Profil pilota”;<text:line-break/>6. S Otwiera okno edycji profilu;<text:line-break/>7. U </text:span><text:span text:style-name="T13">Inicjuje wypełnienie</text:span><text:span text:style-name="T2"> poszczególn</text:span><text:span text:style-name="T13">ych</text:span><text:span text:style-name="T2"> p</text:span><text:span text:style-name="T13">ól profilu. Z</text:span><text:span text:style-name="T7">apisuje profil;</text:span><text:span text:style-name="T2"><text:line-break/></text:span><text:span text:style-name="T6">8. S</text:span><text:span text:style-name="T7"> Wyświetla się strona główna gry </text:span><text:span text:style-name="T3">z profilem gracza;</text:span><text:span text:style-name="T2"><text:line-break/></text:span><text:span text:style-name="Strong_20_Emphasis"><text:span text:style-name="T18">Alternatywne warianty</text:span></text:span><text:span text:style-name="T2"><text:line-break/>3a. </text:span><text:span text:style-name="T3">System wyświetla komunikat „Podano złe dane Login lub Hasło”</text:span><text:span text:style-name="T2">. System wydaje błąd. </text:span><text:span text:style-name="T12">Przejście</text:span><text:span text:style-name="T10"> do punktu </text:span><text:span text:style-name="T16">2</text:span><text:span text:style-name="T15">.</text:span><text:span text:style-name="T2"><text:line-break/>3b. System wyświetla komunikat „Nie ma takiego użytkownika. Zarejestruj się”. System wydaje błąd. Koniec scenariusza.<text:line-break/></text:span><text:span text:style-name="T14">7</text:span><text:span text:style-name="T10">a</text:span><text:span text:style-name="T7">. System wyświetla komunikat „Profil nie został zapisany”. </text:span><text:span text:style-name="T2">System wydaje błąd. </text:span><text:span text:style-name="T12">Przejście</text:span><text:span text:style-name="T10"> do punktu </text:span><text:span text:style-name="T12">4,</text:span><text:span text:style-name="T2"><text:line-break/></text:span><text:span text:style-name="Strong_20_Emphasis"><text:span text:style-name="T18">Parametry</text:span></text:span><text:span text:style-name="T2"><text:line-break/></text:span><text:span text:style-name="T7">Pola do wypełnienia </text:span><text:span text:style-name="T17">w zakładce Profil Pilota</text:span><text:span text:style-name="T7">: <text:s/></text:span><text:span text:style-name="T2">Nazwa pilota, Data urodzenia, Płeć, Kraj, Miejscowość, </text:span><text:span text:style-name="T4">Z</text:span><text:span text:style-name="T2">ainteresowania, </text:span><text:span text:style-name="T4">K</text:span><text:span text:style-name="T2">ontakt, </text:span><text:span text:style-name="T5">A</text:span><text:span text:style-name="T2">watar</text:span></text:p>
      <text:p text:style-name="P2"><text:soft-page-break/></text:p>
      <text:p text:style-name="P4">SU Nr. 3 - <text:span text:style-name="T19">Przesłanie pliku graficznego (Awatara) w profilu pilota</text:span> (<text:span text:style-name="T21">gracza</text:span>)</text:p>
      <text:p text:style-name="P8"><text:span text:style-name="Strong_20_Emphasis">Legenda</text:span><text:line-break/>U — Użytkownik<text:line-break/>S — system</text:p>
      <text:p text:style-name="P11"><text:span text:style-name="Strong_20_Emphasis">Scenariusz:</text:span><text:line-break/><text:span text:style-name="T2">1. U </text:span><text:span text:style-name="T13">Inicjuje wpisanie adresu</text:span><text:span text:style-name="T3"> strony <text:s/></text:span><text:a xlink:type="simple" xlink:href="https://pl3.darkorbit.com/" text:style-name="Internet_20_link" text:visited-style-name="Visited_20_Internet_20_Link"><text:span text:style-name="T3">https://pl3.darkorbit.com/</text:span></text:a><text:span text:style-name="T3">;</text:span><text:span text:style-name="T2"><text:line-break/>2. S wyświetla </text:span><text:span text:style-name="T3">stronę główną gry Dark Orbit;</text:span><text:span text:style-name="T2"><text:line-break/>3. U </text:span><text:span text:style-name="T13">Inicjuje wprowadzenie danych: Login oraz Hasło;</text:span><text:span text:style-name="T2"><text:line-break/>4. S wyświetla </text:span><text:span text:style-name="T3">stronę </text:span><text:span text:style-name="T13">główną gry </text:span><text:span text:style-name="T3">z </text:span><text:span text:style-name="T16">menu</text:span><text:span text:style-name="T3"> gracza;</text:span><text:span text:style-name="T2"><text:line-break/>5. U </text:span><text:span text:style-name="T8">Inicjuje</text:span><text:span text:style-name="T2"> przycisk „Profil pilota”;<text:line-break/>6. S Otwiera okno edycji profilu gracza;<text:line-break/>7. U</text:span><text:span text:style-name="T8"> Inicjuje wc</text:span><text:span text:style-name="T9">zytanie plik</text:span><text:span text:style-name="T2">u </text:span><text:span text:style-name="T11">przyciskiem „Zestawienie”</text:span><text:span text:style-name="T6"> </text:span><text:span text:style-name="T15">obok pola Awatar;</text:span><text:span text:style-name="T6"><text:line-break/></text:span><text:span text:style-name="T11">8. </text:span><text:span text:style-name="T6">S</text:span><text:span text:style-name="T7"> Wyświetla się </text:span><text:span text:style-name="T8">okno wyboru pliku graficznego do przesłania;<text:line-break/>9. U Wybiera z dysku plik do przesłania. Zapisuje wybór i zamyka się okn</text:span><text:span text:style-name="T15">o;</text:span><text:span text:style-name="T8"><text:line-break/>10. S Plik zostaje przesłany. W okienku na profilu wyświetla się </text:span><text:span text:style-name="T11">podgląd obrazu;</text:span><text:span text:style-name="T8"><text:line-break/>11. U Zapisuje profil </text:span><text:span text:style-name="T10">Pilota;</text:span><text:span text:style-name="T8"><text:line-break/>12. S System </text:span><text:span text:style-name="T2">wyświetla </text:span><text:span text:style-name="T3">stronę główną gry </text:span><text:span text:style-name="T2"><text:line-break/></text:span><text:span text:style-name="Strong_20_Emphasis"><text:span text:style-name="T18">Alternatywne warianty</text:span></text:span><text:span text:style-name="T2"><text:line-break/>3a. </text:span><text:span text:style-name="T3">System wyświetla komunikat „Podano złe dane Login lub Hasło”</text:span><text:span text:style-name="T2">. System wydaje błąd. </text:span><text:span text:style-name="T12">Przejście</text:span><text:span text:style-name="T10"> do punktu </text:span><text:span text:style-name="T16">2</text:span><text:span text:style-name="T2">.<text:line-break/>3b. System wyświetla komunikat „Nie ma takiego użytkownika. Zarejestruj się”. System wydaje błąd. Koniec scenariusza.<text:line-break/></text:span><text:span text:style-name="T8">10</text:span><text:span text:style-name="T2">a. </text:span><text:span text:style-name="T3">System wyświetla komunikat „</text:span><text:span text:style-name="T10">Przesłany</text:span><text:span text:style-name="T8"> plik </text:span><text:span text:style-name="T10">ma niewłaściwe rozszerzenie</text:span><text:span text:style-name="T8"> </text:span><text:span text:style-name="T3">”</text:span><text:span text:style-name="T2">. System wydaje błąd. </text:span><text:span text:style-name="T16">Koniec scenariusza</text:span><text:span text:style-name="T2">.<text:line-break/></text:span><text:span text:style-name="T8">10</text:span><text:span text:style-name="T14">b</text:span><text:span text:style-name="T2">. </text:span><text:span text:style-name="T3">System wyświetla komunikat „</text:span><text:span text:style-name="T10">Przesłany</text:span><text:span text:style-name="T8"> plik </text:span><text:span text:style-name="T10">ma niewłaściwe </text:span><text:span text:style-name="T14">rozmiary lub wagę</text:span><text:span text:style-name="T8"> </text:span><text:span text:style-name="T3">”</text:span><text:span text:style-name="T2">. System wydaje błąd. Koniec scenariusza.<text:line-break/></text:span><text:span text:style-name="T10">10</text:span><text:span text:style-name="T14">c</text:span><text:span text:style-name="T2">. System wyświetla komunikat „</text:span><text:span text:style-name="T10">Nie wczytano pliku do przesłania”</text:span><text:span text:style-name="T2">. System wydaje błąd. </text:span><text:span text:style-name="T12">Przejście</text:span><text:span text:style-name="T10"> do punktu </text:span><text:span text:style-name="T12">4</text:span><text:span text:style-name="T2">.<text:line-break/></text:span><text:span text:style-name="T13">11</text:span><text:span text:style-name="T10">a</text:span><text:span text:style-name="T7">. System wyświetla komunikat „Profil nie został zapisany”. </text:span><text:span text:style-name="T2">System wydaje błąd. </text:span><text:span text:style-name="T12">Przejście</text:span><text:span text:style-name="T10"> do punktu </text:span><text:span text:style-name="T12">4</text:span><text:span text:style-name="T2">.<text:line-break/></text:span><text:span text:style-name="Strong_20_Emphasis"><text:span text:style-name="T18">Parametry</text:span></text:span><text:span text:style-name="T2"><text:line-break/></text:span><text:span text:style-name="T7">P</text:span><text:span text:style-name="T10">liki do przesłania z rozszerzeniem .gif lub .jpg</text:span></text:p>
      <text:p text:style-name="P6"/>
      <text:p text:style-name="P6"/>
      <text:p text:style-name="P6"/>
      <text:p text:style-name="P6"/>
      <text:p text:style-name="P6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1:24:40.687000000</meta:creation-date>
    <dc:date>2019-06-07T11:38:18.773000000</dc:date>
    <meta:editing-duration>PT3H42M52S</meta:editing-duration>
    <meta:editing-cycles>15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11" meta:word-count="454" meta:character-count="3132" meta:non-whitespace-character-count="2673"/>
  </office:meta>
</office:document-meta>
</file>